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10 12/4</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Lab 10" text:style-name="Internet_20_link" text:visited-style-name="Visited_20_Internet_20_Link">https://github.com/insidmal/CS295N/tree/master/Lab 10</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text:a xlink:type="simple" xlink:href="http://bookcatalog20171113125732.azurewebsites.net/BookRest.html" text:style-name="Internet_20_link" text:visited-style-name="Visited_20_Internet_20_Link">http://bookcatalog20171113125732.azurewebsites.net/BookRest.html</text:a></text:p>
          </table:table-cell>
        </table:table-row>
        <table:table-row table:style-name="Table1.1">
          <table:table-cell table:style-name="Table1.A1" office:value-type="string">
            <text:p text:style-name="P3">Reviewer</text:p>
          </table:table-cell>
          <table:table-cell table:style-name="Table1.B1" office:value-type="string">
            <text:p text:style-name="P3">Self <text:s/>Reviewed</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bookmark text:name="_GoBack"/></text:p>
          </table:table-cell>
          <table:table-cell table:style-name="Table2.B2" office:value-type="string">
            <text:p text:style-name="P3">yes</text:p>
          </table:table-cell>
          <table:table-cell table:style-name="Table2.B2" office:value-type="string">
            <text:p text:style-name="P3">yes</text:p>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Extra credit comleted as well </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3033146974785353999"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6405797384328811685"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7-12-04T17:21:00.40</dc:date>
    <meta:editing-duration>PT34S</meta:editing-duration>
    <meta:generator>OpenOffice/4.1.2$Win32 OpenOffice.org_project/412m3$Build-9782</meta:generator>
    <meta:document-statistic meta:table-count="2" meta:image-count="0" meta:object-count="0" meta:page-count="2" meta:paragraph-count="55" meta:word-count="365" meta:character-count="2223"/>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